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ragonball Theme</text:h>
      <text:p text:style-name="Standard"/>
      <text:p text:style-name="Text_20_body">Intro:</text:p>
      <text:p text:style-name="Text_20_body">E<text:tab/>/<text:tab/>E<text:tab/>/<text:tab/>D<text:tab/>/<text:tab/>D</text:p>
      <text:p text:style-name="Text_20_body">E<text:tab/>/<text:tab/>E<text:tab/>/<text:tab/>D<text:tab/>/<text:tab/>D</text:p>
      <text:p text:style-name="Text_20_body">C<text:tab/>/<text:tab/>C</text:p>
      <text:p text:style-name="Text_20_body"/>
      <text:p text:style-name="Text_20_body">Strophe:</text:p>
      <text:p text:style-name="Text_20_body">E<text:tab/>/<text:tab/>E<text:tab/>/<text:tab/>D<text:tab/>/<text:tab/>D</text:p>
      <text:p text:style-name="Text_20_body">C<text:tab/>/<text:tab/>C<text:tab/>/<text:tab/>G<text:tab/>/<text:tab/>H</text:p>
      <text:p text:style-name="Text_20_body"/>
      <text:p text:style-name="Text_20_body">E<text:tab/>/<text:tab/>E<text:tab/>/<text:tab/>D<text:tab/>/<text:tab/>D</text:p>
      <text:p text:style-name="Text_20_body">C<text:tab/>/<text:tab/>C<text:tab/>/<text:tab/>H<text:tab/>/<text:tab/>H</text:p>
      <text:p text:style-name="Text_20_body"/>
      <text:p text:style-name="Text_20_body">Bridge:</text:p>
      <text:p text:style-name="Text_20_body">C#m<text:tab/>/<text:tab/>H<text:tab/>/<text:tab/>E<text:tab/>/<text:tab/>E</text:p>
      <text:p text:style-name="Text_20_body">D<text:tab/>/<text:tab/>D<text:tab/>/<text:tab/>C#m?<text:tab/>/<text:tab/>C#m</text:p>
      <text:p text:style-name="Text_20_body">H<text:tab/>/<text:tab/>H<text:tab/></text:p>
      <text:p text:style-name="Text_20_body"/>
      <text:p text:style-name="Text_20_body">Refrain:</text:p>
      <text:p text:style-name="Text_20_body">G <text:s text:c="2"/>A<text:tab/>/ <text:s text:c="3"/>G <text:s text:c="4"/>A<text:tab/>/ <text:s text:c="2"/>D <text:s text:c="2"/>G<text:tab/>/ <text:s/><text:tab/>Hm</text:p>
      <text:p text:style-name="Text_20_body">G <text:s text:c="2"/>D<text:tab/>/ <text:s text:c="3"/>Em<text:tab/> <text:s text:c="2"/>C<text:tab/>/<text:tab/>A<text:tab/>/<text:tab/>A</text:p>
      <text:p text:style-name="Text_20_body"/>
      <text:p text:style-name="Text_20_body">G <text:s text:c="2"/>A<text:tab/>/ <text:s text:c="3"/>G <text:s text:c="4"/>A<text:tab/>/ <text:s text:c="2"/>D <text:s text:c="2"/>G<text:tab/>/ <text:s/><text:tab/>Hm</text:p>
      <text:p text:style-name="Text_20_body">G <text:s text:c="2"/><text:tab/>/ <text:tab/>Bb<text:tab/>/<text:tab/>Bb<text:tab/>/<text:tab/>Bb</text:p>
      <text:p text:style-name="Text_20_body"/>
      <text:p text:style-name="Text_20_body">Zwischenspiel:</text:p>
      <text:p text:style-name="Text_20_body">G<text:tab/>/<text:tab/>A<text:tab/>/<text:tab/>Bb<text:tab/>/<text:tab/>C</text:p>
      <text:p text:style-name="Text_20_body">D<text:tab/>/<text:tab/>Eb<text:tab/>/<text:tab/>F<text:tab/>/<text:tab/>F</text:p>
      <text:p text:style-name="Text_20_body"/>
      <text:p text:style-name="Text_20_body"/>
      <text:p text:style-name="Text_20_body">Wir fliegen immer höher <text:line-break/>hier sind wir frei <text:span text:style-name="T1">[sind wir frei]</text:span> <text:line-break/>Wir sind bereit unsern Weg zu gehn <text:line-break/>hier oben kann und nichts gescheeehn. <text:line-break/>Die Erde beebt denn unser Kampf ist noch nicht vorbei <text:span text:style-name="T1">[nicht vorbei]</text:span> <text:line-break/>doch unser Wunsch wird irgendwann in erfüllung geeehn.</text:p>
      <text:p text:style-name="Text_20_body">Siehst, du wie das Eis zerbricht <text:line-break/><text:soft-page-break/>kannst du das Feuer sehn. <text:line-break/>Wir müssen den Kampf bestehn <text:line-break/>unsere Welt wird sonst irgendwann unter geeehn</text:p>
      <text:p text:style-name="Text_20_body">Chala - Head - Chala <text:line-break/>Gib niemals auf ich weis das Feuer brennt in dir... <text:line-break/>Bald hast du dein Ziel ereeeicht</text:p>
      <text:p text:style-name="Text_20_body">Chala - Head - Chala <text:line-break/>Öffne dein Herz du hast die Macht alles zu tuuun! <text:line-break/>Ich weis du kannst es schaffen!</text:p>
      <text:p text:style-name="Text_20_body">Chala - Head - Chala <text:line-break/>Spürst du die Kraft die tief in deiner Seele wohnt? <text:line-break/>Sie führt dich zu den Dragonbaaaaaaalz <text:span text:style-name="T1">[yeaaah!]</text:span></text:p>
      <text:p text:style-name="Text_20_body">Chala - Head - Chala <text:line-break/>Dein Traum wird irgendwann wahr doch der Weg... <text:line-break/>Ist noch so weieieieeeeit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35S</meta:editing-duration>
    <meta:editing-cycles>4</meta:editing-cycles>
    <meta:generator>OpenOffice.org/3.4.1$Win32 OpenOffice.org_project/341m1$Build-9593</meta:generator>
    <dc:date>2015-08-01T14:56:07.46</dc:date>
    <meta:document-statistic meta:table-count="0" meta:image-count="0" meta:object-count="0" meta:page-count="2" meta:paragraph-count="28" meta:word-count="267" meta:character-count="1153"/>
    <meta:user-defined meta:name="Info 1"/>
    <meta:user-defined meta:name="Info 2"/>
    <meta:user-defined meta:name="Info 3"/>
    <meta:user-defined meta:name="Info 4"/>
  </office:meta>
</office:document-meta>
</file>